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DejaVu Sans" svg:font-family="'DejaVu Sans'" style:font-family-generic="swis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itle">
      <style:paragraph-properties fo:break-before="page"/>
    </style:style>
    <style:style style:name="P3" style:family="paragraph" style:parent-style-name="Text_20_body">
      <style:text-properties officeooo:rsid="001c66b1" officeooo:paragraph-rsid="001c66b1"/>
    </style:style>
    <style:style style:name="P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5" style:family="paragraph" style:parent-style-name="Standard" style:list-style-name="LS4"/>
    <style:style style:name="P6" style:family="paragraph" style:parent-style-name="Standard" style:list-style-name="LS4">
      <style:text-properties officeooo:rsid="001d7994" officeooo:paragraph-rsid="001d7994"/>
    </style:style>
    <style:style style:name="P7" style:family="paragraph" style:parent-style-name="Standard" style:list-style-name="LS10"/>
    <style:style style:name="P8" style:family="paragraph" style:parent-style-name="Text_20_body" style:list-style-name="L22">
      <style:text-properties officeooo:rsid="001d7994" officeooo:paragraph-rsid="001d7994"/>
    </style:style>
    <style:style style:name="P9" style:family="paragraph" style:parent-style-name="List_20_Contents" style:list-style-name="L19"/>
    <style:style style:name="P10" style:family="paragraph" style:parent-style-name="List_20_Contents" style:list-style-name="LS1"/>
    <style:style style:name="P11" style:family="paragraph" style:parent-style-name="List_20_Contents" style:list-style-name="L20"/>
    <style:style style:name="P12" style:family="paragraph" style:parent-style-name="List_20_Contents" style:list-style-name="LS2"/>
    <style:style style:name="P13" style:family="paragraph" style:parent-style-name="List_20_Contents" style:list-style-name="LS3"/>
    <style:style style:name="P14" style:family="paragraph" style:parent-style-name="List_20_Contents" style:list-style-name="L21"/>
    <style:style style:name="P15" style:family="paragraph" style:parent-style-name="List_20_Contents" style:list-style-name="L22"/>
    <style:style style:name="P16" style:family="paragraph" style:parent-style-name="List_20_Contents" style:list-style-name="LS5"/>
    <style:style style:name="P17" style:family="paragraph" style:parent-style-name="List_20_Contents" style:list-style-name="L23"/>
    <style:style style:name="P18" style:family="paragraph" style:parent-style-name="List_20_Contents" style:list-style-name="LS6"/>
    <style:style style:name="P19" style:family="paragraph" style:parent-style-name="List_20_Contents" style:list-style-name="L24"/>
    <style:style style:name="P20" style:family="paragraph" style:parent-style-name="List_20_Contents" style:list-style-name="LS7"/>
    <style:style style:name="P21" style:family="paragraph" style:parent-style-name="List_20_Contents" style:list-style-name="L25"/>
    <style:style style:name="P22" style:family="paragraph" style:parent-style-name="List_20_Contents" style:list-style-name="LS8"/>
    <style:style style:name="P23" style:family="paragraph" style:parent-style-name="List_20_Contents" style:list-style-name="L26"/>
    <style:style style:name="P24" style:family="paragraph" style:parent-style-name="List_20_Contents" style:list-style-name="L26">
      <style:text-properties officeooo:rsid="001e7e0b"/>
    </style:style>
    <style:style style:name="P25" style:family="paragraph" style:parent-style-name="List_20_Contents" style:list-style-name="L27">
      <style:text-properties officeooo:rsid="001e7e0b"/>
    </style:style>
    <style:style style:name="P26" style:family="paragraph" style:parent-style-name="List_20_Contents" style:list-style-name="LS9"/>
    <style:style style:name="P27" style:family="paragraph" style:parent-style-name="List_20_Contents" style:list-style-name="L27"/>
    <style:style style:name="P28" style:family="paragraph">
      <style:paragraph-properties fo:margin-left="0in" fo:margin-right="0in" fo:margin-top="0in" fo:margin-bottom="0in" fo:line-height="100%" fo:text-align="start" fo:text-indent="0in" style:writing-mode="lr-tb"/>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d7994"/>
    </style:style>
    <style:style style:name="T2" style:family="text">
      <style:text-properties officeooo:rsid="001e7e0b"/>
    </style:style>
    <style:style style:name="T3" style:family="text">
      <style:text-properties officeooo:rsid="002166c4"/>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PROTOCOL</text:p>
      <text:p text:style-name="Subtitle">Governing Principles for cooperation among Pisi Linux teams and individuals</text:p>
      <text:p text:style-name="Heading_20_1">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office:annotation office:name="__Fieldmark__521_2020707581"><dc:creator>Antony Baker</dc:creator><dc:date>2014-09-23T00:01:40.490561720</dc:date><text:list text:style-name=""><text:list-item><text:p text:style-name="P30"><text:span text:style-name="T6">Thsi text is broken (since removal of graphic). Was ‘.... according to common purpose’</text:span></text:p></text:list-item></text:list></office:annotation>Pisi Linux teams are arranged according to<office:annotation-end office:name="__Fieldmark__521_2020707581"/> <office:annotation office:name="__Fieldmark__522_2020707581"><dc:creator>Antony Baker</dc:creator><dc:date>2014-09-23T00:02:08.010111560</dc:date><text:list text:continue-numbering="true" text:style-name=""><text:list-item><text:p text:style-name="P29"><text:span text:style-name="T5">This is also broken.</text:span></text:p></text:list-item></text:list></office:annotation>other types of requests for collaboration should be conducted by the relevant team leader/s (where they exist)<office:annotation-end office:name="__Fieldmark__522_2020707581"/>.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revolving leadership system, depending on membership and their spare time.</text:p>
      <text:p text:style-name="Title">OVERSIGHT GROUP</text:p>
      <text:p text:style-name="Heading_20_1"><text:bookmark text:name="h.zfag1itd54iz"/><office:annotation><dc:date>0000-00-00T00:00:00</dc:date><text:p text:style-name="P28"><text:span text:style-name="T4">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list xml:id="list7478448782312407176" text:style-name="L19">
        <text:list-item>
          <text:p text:style-name="P9">Serdar Soytetir <text:span text:style-name="T3">(</text:span>obsoleteman<text:span text:style-name="T3">) – Team Leader</text:span></text:p>
        </text:list-item>
        <text:list-item>
          <text:p text:style-name="P9">Marcin Bojara <text:span text:style-name="T3">(marcin)</text:span></text:p>
        </text:list-item>
        <text:list-item>
          <text:p text:style-name="P9">Yusuf Aydemir <text:span text:style-name="T3">(yusuf)</text:span></text:p>
        </text:list-item>
      </text:list>
      <text:p text:style-name="Heading_20_2">Purpose</text:p>
      <text:p text:style-name="Text_20_body"><office:annotation><dc:date>0000-00-00T00:00:00</dc:date><text:p text:style-name="P28"><text:span text:style-name="T4">Re-word</text:span></text:p></office:annotation>To decide all technical policy relating to the technical direction that Pisi Linux takes.</text:p>
      <text:p text:style-name="Heading_20_2">Responsibilities</text:p>
      <text:list xml:id="list1100378397018424323" text:style-name="LS1">
        <text:list-item>
          <text:p text:style-name="P10">Packaging policy and guidelines</text:p>
        </text:list-item>
        <text:list-item>
          <text:p text:style-name="P10">Technical decisions regarding installation system and process, toolchain, kernel, X server</text:p>
        </text:list-item>
        <text:list-item>
          <text:p text:style-name="P10">Develop ideas to further refine or extend PiSi, YALI, COMAR, MUDUR, KAPTAN, USER MANAGER and PANDA functionality</text:p>
        </text:list-item>
        <text:list-item>
          <text:p text:style-name="P10">Creation or incorporation of additional tools</text:p>
        </text:list-item>
      </text:list>
      <text:p text:style-name="Heading_20_2"><text:soft-page-break/>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 <text:a xlink:type="simple" xlink:href="https://github.com/pisilinux/pisilinux-core/milestones" text:style-name="Internet_20_link">ticket</text:a> queue for the things we are working on.</text:p>
      <text:p text:style-name="Text_20_body">See <text:a xlink:type="simple" xlink:href="http://developer.pardus.org.tr/releases/index.html" text:style-name="Internet_20_link">releases</text:a> for information about Pisi Linux releases.</text:p>
      <text:p text:style-name="Heading_20_1"><text:bookmark text:name="h.yq7of1n4y2du"/>Project Coordinator</text:p>
      <text:p text:style-name="Heading_20_2">Contact Information</text:p>
      <text:list xml:id="list684779488618005776" text:style-name="L20">
        <text:list-item>
          <text:p text:style-name="P11">Emir Yâsin Sarı <text:span text:style-name="T2">(</text:span>bitigchi<text:span text:style-name="T2">)</text:span></text:p>
        </text:list-item>
      </text:list>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7407761724664177167" text:style-name="LS2">
        <text:list-item>
          <text:p text:style-name="P12">Maintain an overview on all aspects of the Project</text:p>
        </text:list-item>
        <text:list-item>
          <text:p text:style-name="P12">Maintain a project management calendar</text:p>
        </text:list-item>
        <text:list-item>
          <text:p text:style-name="P12">Coordinate and facilitate individual and team effort</text:p>
        </text:list-item>
        <text:list-item>
          <text:p text:style-name="P12">Process agenda item submissions</text:p>
        </text:list-item>
        <text:list-item>
          <text:p text:style-name="P12">Chair the Committee meetings</text:p>
        </text:list-item>
        <text:list-item>
          <text:p text:style-name="P12">Develop project strategies</text:p>
        </text:list-item>
        <text:list-item>
          <text:p text:style-name="P12">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
      <text:p text:style-name="P2">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xt:span text:style-name="T2">t</text:span>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7115801649731712174" text:style-name="LS3">
        <text:list-item>
          <text:p text:style-name="P13">Pisi Linux code-base and core packages</text:p>
        </text:list-item>
        <text:list-item>
          <text:p text:style-name="P13">Manage the git Core repository packages and process requests for the Core repo</text:p>
        </text:list-item>
        <text:list-item>
          <text:p text:style-name="P13">Administrate the build system</text:p>
        </text:list-item>
        <text:list-item>
          <text:p text:style-name="P13">Provide guidance and support to the Extra-Packages Team</text:p>
        </text:list-item>
        <text:list-item>
          <text:p text:style-name="P13">Report progress towards release from Feature Freeze on</text:p>
        </text:list-item>
        <text:list-item>
          <text:p text:style-name="P13">Publish reports on changes to processes</text:p>
        </text:list-item>
        <text:list-item>
          <text:p text:style-name="P13">Remove unmaintained packages from Pisi Linux</text:p>
        </text:list-item>
        <text:list-item>
          <text:p text:style-name="P13">Core Team will implement all Technical Board directives, including the development of PISI, YALI, COMAR, MUDUR, KAPTAN, USER MANAGER</text:p>
        </text:list-item>
        <text:list-item>
          <text:p text:style-name="P13">Blog about important changes, and keep a log of new features on the wiki.</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a><text:a xlink:type="simple" xlink:href="https://github.com/pisilinux/pisilinux-core/milestones" text:style-name="Internet_20_link">ticket</text:a> queue for the things we are working on.</text:p>
      <text:p text:style-name="Text_20_body">See<text:a xlink:type="simple" xlink:href="http://developer.pardus.org.tr/releases/index.html" text:style-name="Internet_20_link"> </text:a><text:a xlink:type="simple" xlink:href="http://developer.pardus.org.tr/releases/index.html" text:style-name="Internet_20_link">releases</text:a> for information about Pisi Linux releases.</text:p>
      <text:p text:style-name="Heading_20_1"><text:bookmark text:name="h.ta79r715gvl5"/><text:soft-page-break/>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office:annotation><dc:creator>Antony Baker</dc:creator><dc:date>2014-09-23T00:07:03.234000120</dc:date><text:list text:style-name=""><text:list-item><text:p text:style-name="P29"><text:span text:style-name="T5">Waroi is missing.</text:span></text:p></text:list-item></text:list></office:annotation></text:p>
      <text:list xml:id="list6575035288309609940" text:style-name="L21">
        <text:list-item>
          <text:p text:style-name="P14">Osman Erkan (namso-01) – Team Lead</text:p>
        </text:list-item>
        <text:list-item>
          <text:p text:style-name="P14">Stefan Gronewold (groni) – Moderator</text:p>
        </text:list-item>
        <text:list-item>
          <text:p text:style-name="P14">Vedat (vedat) – Moderator</text:p>
        </text:list-item>
        <text:list-item>
          <text:p text:style-name="P14">Kamil Atlı (suvari) – Moderator</text:p>
        </text:list-item>
        <text:list-item>
          <text:p text:style-name="P14">Ayhan Yalçınsoy (ayhanyalcinsoy)</text:p>
        </text:list-item>
        <text:list-item>
          <text:p text:style-name="P14">Nikolay Semenov (tribunal)</text:p>
        </text:list-item>
        <text:list-item>
          <text:p text:style-name="P14">İdris Kalp (narcisse)</text:p>
        </text:list-item>
      </text:list>
      <text:p text:style-name="Heading_20_2">Purpose</text:p>
      <text:p text:style-name="Text_20_body">The Extra-Packages team is responsible for the pisi-extra github repo. <text:span text:style-name="T1">Extra Packages team is a sub team of the core team. Extra team head reports to the core team head. </text:span></text:p>
      <text:p text:style-name="Heading_20_2">Responsibilities</text:p>
      <text:list xml:id="list2713247237535483389" text:style-name="LS4">
        <text:list-item>
          <text:p text:style-name="P6">General responsibility of the Pisi Linux software selection</text:p>
        </text:list-item>
        <text:list-item>
          <text:p text:style-name="P6">Proposing new packages</text:p>
        </text:list-item>
        <text:list-item>
          <text:p text:style-name="P6">Updating existing packages</text:p>
        </text:list-item>
        <text:list-item>
          <text:p text:style-name="P6">Assuring that packages maintained do not break anything</text:p>
        </text:list-item>
        <text:list-item>
          <text:p text:style-name="P5">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list xml:id="list8783312673218805178" text:style-name="L22">
        <text:list-item>
          <text:p text:style-name="P15">Stefan Gronewold (groni) – Team Leader</text:p>
        </text:list-item>
        <text:list-item>
          <text:p text:style-name="P15">Osman Erkan (namso-01)</text:p>
        </text:list-item>
        <text:list-item>
          <text:p text:style-name="P15">Ayhan Yalçınsoy (ayhanyalcinsoy)</text:p>
        </text:list-item>
        <text:list-item>
          <text:p text:style-name="P15">Vedat (vedat)</text:p>
        </text:list-item>
        <text:list-item>
          <text:p text:style-name="P15">Kamil Atlı (suvari)</text:p>
        </text:list-item>
        <text:list-item>
          <text:p text:style-name="P15">Varol Maksutoğlu (waroi)</text:p>
          <text:p text:style-name="P8"/>
        </text:list-item>
      </text:list>
      <text:p text:style-name="Heading_20_2">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P3"><text:soft-page-break/>As a side note, every package maintainer is responsible for checking whether his/her package breaks something.</text:p>
      <text:p text:style-name="Heading_20_2">Responsibilities</text:p>
      <text:list xml:id="list6786223416190574711" text:style-name="LS5">
        <text:list-item>
          <text:p text:style-name="P16">Testing of software as it is released into the farm repo</text:p>
        </text:list-item>
        <text:list-item>
          <text:p text:style-name="P16">Developing and executing test plans to test important functionality in a systematic way</text:p>
        </text:list-item>
        <text:list-item>
          <text:p text:style-name="P16">Running test days for specific feature or component</text:p>
        </text:list-item>
        <text:list-item>
          <text:p text:style-name="P16">Working with the Core and Extra-Packages teams to maintain the release criteria</text:p>
        </text:list-item>
        <text:list-item>
          <text:p text:style-name="P16">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office:annotation><dc:creator>Antony Baker</dc:creator><dc:date>2014-09-23T00:05:29.698271160</dc:date><text:list text:style-name=""><text:list-item><text:p text:style-name="P29"><text:span text:style-name="T5">Waroi is missing (reckon he would be handy here)</text:span></text:p></text:list-item></text:list></office:annotation></text:p>
      <text:list xml:id="list6268902711279741678" text:style-name="L23">
        <text:list-item>
          <text:p text:style-name="P17">Emir Yâsin Sarı (bitigchi) – Team Leader</text:p>
        </text:list-item>
        <text:list-item>
          <text:p text:style-name="P17">Paula (sapphireGD)</text:p>
        </text:list-item>
        <text:list-item>
          <text:p text:style-name="P17">Onur Aslan</text:p>
        </text:list-item>
        <text:list-item>
          <text:p text:style-name="P17">Osman Erkan (namso-01) - Websites</text:p>
        </text:list-item>
      </text:list>
      <text:p text:style-name="Heading_20_2">Purpose</text:p>
      <text:p text:style-name="Text_20_body"><office:annotation><dc:date>0000-00-00T00:00:00</dc:date><text:p text:style-name="P28"><text:span text:style-name="T4">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6953088079646858174" text:style-name="LS6">
        <text:list-item>
          <text:p text:style-name="P18">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18">Ensuring that new or existing features respect general UX principles, and direct development process towards a UX-friendly one.</text:p>
        </text:list-item>
        <text:list-item>
          <text:p text:style-name="P18">Creating whiteboards, analyzing current elements, proposing new designs and guiding developers in implementation</text:p>
        </text:list-item>
        <text:list-item>
          <text:p text:style-name="P18">Follow and analyze current design trends, review current elements, and propose replacements</text:p>
        </text:list-item>
        <text:list-item>
          <text:p text:style-name="P18">Creating artwork, branding materials, and guidelines for these elements</text:p>
        </text:list-item>
        <text:list-item>
          <text:p text:style-name="P18">Migrate all available info to the wiki, assist Documentation team in this regard.</text:p>
        </text:list-item>
      </text:list>
      <text:p text:style-name="Heading_20_2">Meetings</text:p>
      <text:p text:style-name="Title">COMMUNITY GROUP</text:p>
      <text:p text:style-name="Heading_20_1"><text:bookmark text:name="h.k39dwgsmhoxb"/>Websites</text:p>
      <text:p text:style-name="Heading_20_2">Contact Information</text:p>
      <text:p text:style-name="Text_20_body">IRC or Slack: #</text:p>
      <text:p text:style-name="Text_20_body"><text:soft-page-break/>Mailing List: Do we need one?</text:p>
      <text:p text:style-name="Heading_20_2">Composition</text:p>
      <text:list xml:id="list1536359700774122757" text:style-name="L24">
        <text:list-item>
          <text:p text:style-name="P19">Stefan Gronewold (groni) – Team Leader</text:p>
        </text:list-item>
        <text:list-item>
          <text:p text:style-name="P19">Varol Maksutoğlu (waroi)</text:p>
        </text:list-item>
        <text:list-item>
          <text:p text:style-name="P19">Richard de Bruin (richdb)</text:p>
        </text:list-item>
        <text:list-item>
          <text:p text:style-name="P19">Osman Erkan (namso-01) – Technical Lead</text:p>
        </text:list-item>
      </text:list>
      <text:p text:style-name="Heading_20_2">Purpose</text:p>
      <text:p text:style-name="Text_20_body">The Pisi Linux Website team aims to <office:annotation><dc:date>0000-00-00T00:00:00</dc:date><text:p text:style-name="P28"><text:span text:style-name="T4">Re-word.</text:span></text:p></office:annotation>improve Pisi Linux image and to create the best possible online interface for users and contributors.</text:p>
      <text:p text:style-name="Heading_20_2">Responsibilities</text:p>
      <text:list xml:id="list2237627319288106278" text:style-name="LS7">
        <text:list-item>
          <text:p text:style-name="P20">Maintain the Pisi Linux and Pisi Linux World forum websites and forums</text:p>
        </text:list-item>
        <text:list-item>
          <text:p text:style-name="P20">Work in conjunction with Design/UX and QA teams for new features or <office:annotation><dc:date>0000-00-00T00:00:00</dc:date><text:p text:style-name="P28"><text:span text:style-name="T4">Re-word.</text:span></text:p></office:annotation>changes to the existing parts. New features shall not be implemented without proper testing and confirmation from UX team.</text:p>
        </text:list-item>
        <text:list-item>
          <text:p text:style-name="P20">Migrate all available info to the wiki, assist Documentation team in this regard</text:p>
        </text:list-item>
        <text:list-item>
          <text:p text:style-name="P20">Bug fixing :) <office:annotation><dc:date>0000-00-00T00:00:00</dc:date><text:p text:style-name="P28"><text:span text:style-name="T4">Re-word.</text:span></text:p></office:annotation>Keep the quality of the forum very good</text:p>
        </text:list-item>
        <text:list-item>
          <text:p text:style-name="P20">Update sections and items on the forum if needed</text:p>
        </text:list-item>
        <text:list-item>
          <text:p text:style-name="P20"><office:annotation><dc:date>0000-00-00T00:00:00</dc:date><text:p text:style-name="P28"><text:span text:style-name="T4">Re-word.</text:span></text:p></office:annotation>Answer and give reaction on forum questions</text:p>
        </text:list-item>
        <text:list-item>
          <text:p text:style-name="P20">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list xml:id="list4728846913180625152" text:style-name="L25">
        <text:list-item>
          <text:p text:style-name="P21">Richard de Bruin (richdb) – Team Leader</text:p>
        </text:list-item>
        <text:list-item>
          <text:p text:style-name="P21">Emir Yâsin Sarı – Turkey local leader</text:p>
        </text:list-item>
        <text:list-item>
          <text:p text:style-name="P21">Antony Baker (ant)</text:p>
        </text:list-item>
        <text:list-item>
          <text:p text:style-name="P21">İdris Kalp (narcisse)</text:p>
        </text:list-item>
        <text:list-item>
          <text:p text:style-name="P21">Varol Maksutoğlu (waroi)</text:p>
        </text:list-item>
      </text:list>
      <text:p text:style-name="Heading_20_2">Purpose</text:p>
      <text:p text:style-name="Text_20_body">The PR/Marketing Team <office:annotation><dc:date>0000-00-00T00:00:00</dc:date><text:p text:style-name="P28"><text:span text:style-name="T4">Re-word.</text:span></text:p></office:annotation>ensures that people in pisi Linux can consistently explain to everyone what Pisi Linux is, why the project can help them, and how they can help the project.</text:p>
      <text:p text:style-name="Heading_20_2">Responsibilities</text:p>
      <text:list xml:id="list2128366260456377034" text:style-name="LS8">
        <text:list-item>
          <text:p text:style-name="P22">Act as official point-of-contact with outside agencies (DW etc)</text:p>
        </text:list-item>
        <text:list-item>
          <text:p text:style-name="P22">Use G+, Twitter and Facebook as primary <office:annotation><dc:date>0000-00-00T00:00:00</dc:date><text:p text:style-name="P28"><text:span text:style-name="T4">Re-word.</text:span></text:p></office:annotation>sources for news and communication about Pisi Linux</text:p>
        </text:list-item>
        <text:list-item>
          <text:p text:style-name="P22">Follow and analyze current social media trends and translate these to Pisi Linux</text:p>
        </text:list-item>
        <text:list-item>
          <text:p text:style-name="P22">Follow news about Pisi Linux in the media and other Linux news</text:p>
        </text:list-item>
        <text:list-item>
          <text:p text:style-name="P22"><office:annotation><dc:date>0000-00-00T00:00:00</dc:date><text:p text:style-name="P28"><text:span text:style-name="T4">Re-word.</text:span></text:p></office:annotation>Answer/Reaction about Pisi Linux on G+, Twitter and Facebook</text:p>
        </text:list-item>
      </text:list>
      <text:p text:style-name="Heading_20_2"><text:soft-page-break/>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office:annotation><dc:creator>Antony Baker</dc:creator><dc:date>2014-09-23T00:03:55.746206080</dc:date><text:list text:style-name=""><text:list-item><text:p text:style-name="P29"><text:span text:style-name="T5">Waroi is missing (he did a lot on the wiki)</text:span></text:p></text:list-item></text:list></office:annotation></text:p>
      <text:list xml:id="list8709113628731814099" text:style-name="L26">
        <text:list-item>
          <text:p text:style-name="P23">Emir Yâsin Sarı (bitigchi) – Team Leader</text:p>
        </text:list-item>
        <text:list-item>
          <text:p text:style-name="P23">Antony Baker (ant)</text:p>
        </text:list-item>
        <text:list-item>
          <text:p text:style-name="P24">Osman Erkan (namso-01)</text:p>
        </text:list-item>
        <text:list-item>
          <text:p text:style-name="P23">Ayhan Yalçınsoy (ayhanyalcinsoy)</text:p>
        </text:list-item>
        <text:list-item>
          <text:p text:style-name="P23">İdris Kalp (narcisse)</text:p>
        </text:list-item>
      </text:list>
      <text:p text:style-name="Heading_20_2">Purpose</text:p>
      <text:p text:style-name="Text_20_body">The goal of the Pisi Linux Documentation team is to improve the overall experience of Pisi Linux users and contributors by providing <office:annotation><dc:date>0000-00-00T00:00:00</dc:date><text:p text:style-name="P28"><text:span text:style-name="T4">Find better description</text:span></text:p></office:annotation>clear and up to date documentation.</text:p>
      <text:p text:style-name="Heading_20_2">Responsibilities</text:p>
      <text:list xml:id="list394296237290040235" text:style-name="LS9">
        <text:list-item>
          <text:p text:style-name="P26">Use wiki as primary information source available to everyone</text:p>
        </text:list-item>
        <text:list-item>
          <text:p text:style-name="P26">Make sure all the development related info is available on the wiki</text:p>
        </text:list-item>
        <text:list-item>
          <text:p text:style-name="P26">Use open file formats for documents (.html, .odf, .pdf, .md)</text:p>
        </text:list-item>
        <text:list-item>
          <text:p text:style-name="P26">Develop consistent document standards and templates</text:p>
        </text:list-item>
        <text:list-item>
          <text:p text:style-name="P26">Create “Introduction to Pisi Linux” documents and maintain them as version number progresses, make them available as printed copy</text:p>
        </text:list-item>
        <text:list-item>
          <text:p text:style-name="P26">Spell and grammar checking, ensure that the info available is in <office:annotation><dc:date>0000-00-00T00:00:00</dc:date><text:p text:style-name="P28"><text:span text:style-name="T4">Re-word.</text:span></text:p></office:annotation>perfect shape</text:p>
        </text:list-item>
        <text:list-item>
          <text:p text:style-name="P26">Make use of old Pardus documentation, adapt for use within Pisi Linux</text:p>
        </text:list-item>
      </text:list>
      <text:p text:style-name="Heading_20_2">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Composition</text:p>
      <text:list xml:id="list5700057756789328489" text:style-name="L27">
        <text:list-item>
          <text:p text:style-name="P27">Nikolay Semenov <text:span text:style-name="T2">(</text:span>tribunal<text:span text:style-name="T2">)</text:span> – Team Leader</text:p>
        </text:list-item>
        <text:list-item>
          <text:p text:style-name="P27">Emir Yâsin Sarı <text:s/><text:span text:style-name="T2">(</text:span>bitigchi<text:span text:style-name="T2">)</text:span></text:p>
        </text:list-item>
        <text:list-item>
          <text:p text:style-name="P25">Antony Baker (ant)</text:p>
        </text:list-item>
      </text:list>
      <text:p text:style-name="Heading_20_2">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784584529356254459" text:style-name="LS10">
        <text:list-item>
          <text:p text:style-name="P7">Use transifex as primary tool for translations.</text:p>
        </text:list-item>
        <text:list-item>
          <text:p text:style-name="P7"><text:soft-page-break/>Provide translations via PO files</text:p>
        </text:list-item>
        <text:list-item>
          <text:p text:style-name="P7"><office:annotation><dc:date>0000-00-00T00:00:00</dc:date><text:p text:style-name="P28"><text:span text:style-name="T4">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DejaVu Sans" svg:font-family="'DejaVu Sans'" style:font-family-generic="swis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writing-mode="lr-tb"/>
      <style:text-properties style:font-name="Lato" fo:font-family="Lato" style:font-style-name="Normal" style:font-pitch="variable" fo:font-size="14pt" style:font-name-asian="DejaVu Sans1" style:font-family-asian="'DejaVu Sans'" style:font-family-generic-asian="system" style:font-pitch-asian="variable" style:font-size-asian="14pt" style:font-weight-asian="normal" style:font-name-complex="DejaVu Sans1"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Liberation Sans"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writing-mode="lr-tb"/>
      <style:text-properties style:font-name="Liberation Sans" fo:font-family="'Liberation Sans'" style:font-style-name="Normal" style:font-family-generic="swiss" style:font-pitch="variable" fo:font-size="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13</meta:editing-cycles>
    <dc:date>2014-09-23T00:10:48.189267000</dc:date>
    <meta:editing-duration>PT31M50S</meta:editing-duration>
    <dc:creator>Antony Baker</dc:creator>
    <meta:document-statistic meta:table-count="0" meta:image-count="0" meta:object-count="0" meta:page-count="8" meta:paragraph-count="220" meta:word-count="1722" meta:character-count="10899" meta:non-whitespace-character-count="9481"/>
  </office:meta>
</office:document-meta>
</file>